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2" style:family="paragraph" style:parent-style-name="Standard">
      <style:paragraph-properties style:line-height-at-least="0.503cm"/>
      <style:text-properties fo:color="#a31515" style:font-name="Droid Sans Mono" fo:font-size="10.5pt" fo:font-weight="normal" fo:background-color="#fffff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style:line-height-at-least="0.503cm"/>
      <style:text-properties fo:color="#a31515" style:font-name="Droid Sans Mono" fo:font-size="10.5pt" fo:font-weight="normal" fo:background-color="#ffffff"/>
    </style:style>
    <style:style style:name="P6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T1" style:family="text">
      <style:text-properties fo:color="#a31515"/>
    </style:style>
    <style:style style:name="T2" style:family="text">
      <style:text-properties fo:color="#0986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"""</text:p>
      <text:p text:style-name="P2">Name: Kushal Kishor Shankhapal</text:p>
      <text:p text:style-name="P2">Roll no: 57</text:p>
      <text:p text:style-name="P2">Branch: IT-3</text:p>
      <text:p text:style-name="P2">Date: 05/12/2022</text:p>
      <text:p text:style-name="P2">Assingnment no: 5</text:p>
      <text:p text:style-name="P2">Assingnment Name: </text:p>
      <text:p text:style-name="P2">Write a Program to accept a string From User and perform following string operations:</text:p>
      <text:p text:style-name="P2">i) print complete string</text:p>
      <text:p text:style-name="P2">i)Print length of string</text:p>
      <text:p text:style-name="P2">iii) Print some charaters from the given string</text:p>
      <text:p text:style-name="P2">iv)Print substring using forward and backword indexing</text:p>
      <text:p text:style-name="P2">v)Perform String Concatenation</text:p>
      <text:p text:style-name="P2">vi)Perform String Repetition</text:p>
      <text:p text:style-name="P2">"""</text:p>
      <text:p text:style-name="P3"/>
      <text:p text:style-name="P1">string = input(<text:span text:style-name="T1">"Enter a string: "</text:span>)</text:p>
      <text:p text:style-name="P1">print(<text:span text:style-name="T1">"The string is: "</text:span>, string)</text:p>
      <text:p text:style-name="P1">print(<text:span text:style-name="T1">"The length of the string is: "</text:span>, len(string))</text:p>
      <text:p text:style-name="P1">print(<text:span text:style-name="T1">"The first 5 characters in the string is: "</text:span>, string[<text:span text:style-name="T2">0</text:span>:<text:span text:style-name="T2">5</text:span>])</text:p>
      <text:p text:style-name="P1">print(<text:span text:style-name="T1">"A substring of the string (using forward indexing) is: "</text:span>, string[<text:span text:style-name="T2">7</text:span>:<text:span text:style-name="T2">22</text:span>])</text:p>
      <text:p text:style-name="P1">print(<text:span text:style-name="T1">"A substring of the string (using backward indexing) is: "</text:span>, string[-<text:span text:style-name="T2">22</text:span>:-<text:span text:style-name="T2">17</text:span>])</text:p>
      <text:p text:style-name="P1">print(<text:span text:style-name="T1">"String Concatenation: "</text:span>, string + <text:span text:style-name="T1">" And this is another string."</text:span>)</text:p>
      <text:p text:style-name="P1">print(<text:span text:style-name="T1">"The string is repeated 2 times: "</text:span>, string * <text:span text:style-name="T2">2</text:span>)</text:p>
      <text:p text:style-name="P3"/>
      <text:p text:style-name="P2">"""</text:p>
      <text:p text:style-name="P2">Output:</text:p>
      <text:p text:style-name="P3"/>
      <text:p text:style-name="P2">cc-25@cc25-OptiPlex-3010:~/Desktop/Kushal_Files$ python3 Kushal_String.py</text:p>
      <text:p text:style-name="P2">Enter a string: Hello, this is Python!</text:p>
      <text:p text:style-name="P2">The string is: Hello, this is Python!</text:p>
      <text:p text:style-name="P2">The length of the string is: 22</text:p>
      <text:p text:style-name="P2">The first 5 characters in the string is: Hello</text:p>
      <text:p text:style-name="P2">A substring of the string (using forward indexing) is: this is Python!</text:p>
      <text:p text:style-name="P2">A substring of the string (using backward indexing) is: Hello</text:p>
      <text:p text:style-name="P2">String Concatenation: Hello, this is Python! And this is another string.</text:p>
      <text:p text:style-name="P2">The string is repeated 2 times: Hello, this is Python!Hello, this is Python!</text:p>
      <text:p text:style-name="P2">cc-25@cc25-OptiPlex-3010:~/Desktop/Kushal_Files$ </text:p>
      <text:p text:style-name="P2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5T16:10:30.434162745</meta:creation-date>
    <dc:date>2022-12-05T16:17:58.102483609</dc:date>
    <meta:editing-duration>PT2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5" meta:word-count="215" meta:character-count="1430" meta:non-whitespace-character-count="1248"/>
  </office:meta>
</office:document-meta>
</file>